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25.5" calcext:value-type="float">
            <text:p>25,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22" office:value-type="string" calcext:value-type="string">
            <text:p>14/03/2016: modelo de dominio (2 horas) </text:p>
            <text:p>16/03/2016: desarrollo (2,5 horas) </text:p>
            <text:p>21/03/2016: puesta en marcha y configuración servidor (1,5 horas) </text:p>
            <text:p>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 09/04/2016: implementación de servlet y repositorio (1 hora) 10/04/2016: implementación en dominio e infraestructura (2 horas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9.5" calcext:value-type="float">
            <text:p>39,5</text:p>
          </table:table-cell>
          <table:table-cell table:style-name="ce20" table:formula="of:=SUM([.C4];[.C7];[.C10];[.C13];[.C16];[.C19])" office:value-type="float" office:value="33.5" calcext:value-type="float">
            <text:p>33,5</text:p>
          </table:table-cell>
          <table:table-cell table:style-name="ce20" table:formula="of:=SUM([.D4];[.D7];[.D10];[.D13];[.D16];[.D19])" office:value-type="float" office:value="48.5" calcext:value-type="float">
            <text:p>48,5</text:p>
          </table:table-cell>
          <table:table-cell table:style-name="ce20" table:formula="of:=SUM([.E4];[.E7];[.E10];[.E13];[.E16];[.E19])" office:value-type="float" office:value="27.5" calcext:value-type="float">
            <text:p>27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7:38:23.4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1T17:40:22.303000000</dc:date>
    <meta:editing-cycles>34</meta:editing-cycles>
    <meta:editing-duration>PT40M55S</meta:editing-duration>
    <meta:document-statistic meta:table-count="2" meta:cell-count="89" meta:object-count="0"/>
  </office:meta>
</office:document-meta>
</file>